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none" fo:border-left="2.01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9.3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0.96mm" svg:height="106.57mm" svg:x="167.88mm" svg:y="9.93mm">
            <draw:object draw:notify-on-update-of-ranges="Sheet1.A19:Sheet1.A24 Sheet1.C10:Sheet1.C10 Sheet1.C19:Sheet1.C24 Sheet1.A13:Sheet1.A24 Sheet1.F10:Sheet1.F10 Sheet1.F13:Sheet1.F24 Sheet1.A12:Sheet1.A24 Sheet1.G10:Sheet1.G10 Sheet1.G12:Sheet1.G24 Sheet1.A15:Sheet1.A24 Sheet1.E10:Sheet1.E10 Sheet1.E15:Sheet1.E24 Sheet1.A18:Sheet1.A24 Sheet1.D10:Sheet1.D10 Sheet1.D18:Sheet1.D24 Sheet1.A11:Sheet1.A20 Sheet1.B10:Sheet1.B10 Sheet1.B11:Shee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37.87mm" svg:height="9.39mm" svg:x="311.61mm" svg:y="27.32mm">
            <draw:text-box>
              <text:p/>
            </draw:text-box>
          </draw:frame>
        </table:shapes>
        <table:table-column table:style-name="co1" table:number-columns-repeated="2" table:default-cell-style-name="ce2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STREAM BM</text:p>
          </table:table-cell>
          <table:covered-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opy</text:p>
          </table:table-cell>
          <table:table-cell office:value-type="float" office:value="8765.6" calcext:value-type="float">
            <text:p>8765,6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114.1" calcext:value-type="float">
            <text:p>9114,1</text:p>
          </table:table-cell>
          <table:table-cell/>
          <table:table-cell table:style-name="ce6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9906.9" calcext:value-type="float">
            <text:p>9906,9</text:p>
          </table:table-cell>
          <table:table-cell/>
          <table:table-cell table:style-name="ce6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riad</text:p>
          </table:table-cell>
          <table:table-cell office:value-type="float" office:value="9561.2" calcext:value-type="float">
            <text:p>9561,2</text:p>
          </table:table-cell>
          <table:table-cell/>
          <table:table-cell table:style-name="ce6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formula="of:=(SUM([.B2:.B5])/4)/1024" office:value-type="float" office:value="9.118115234375" calcext:value-type="float">
            <text:p>9,118115234375</text:p>
          </table:table-cell>
          <table:table-cell table:formula="of:=[.B6]/4" office:value-type="float" office:value="2.27952880859375" calcext:value-type="float">
            <text:p>2,27952880859375</text:p>
          </table:table-cell>
          <table:table-cell table:style-name="ce6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ce1" office:value-type="string" calcext:value-type="string">
            <text:p>x3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LOPS/Byte</text:p>
          </table:table-cell>
          <table:table-cell table:style-name="ce1" office:value-type="string" calcext:value-type="string">
            <text:p>BETA * I</text:p>
          </table:table-cell>
          <table:table-cell table:style-name="ce1" office:value-type="string" calcext:value-type="string">
            <text:p>PEAK FP Perf</text:p>
          </table:table-cell>
          <table:table-cell table:style-name="ce1" office:value-type="string" calcext:value-type="string">
            <text:p>wo fma</text:p>
          </table:table-cell>
          <table:table-cell table:style-name="ce1" office:value-type="string" calcext:value-type="string">
            <text:p>wo simd</text:p>
          </table:table-cell>
          <table:table-cell table:style-name="ce1" office:value-type="string" calcext:value-type="string">
            <text:p>wo ilp</text:p>
          </table:table-cell>
          <table:table-cell table:style-name="ce1" office:value-type="string" calcext:value-type="string">
            <text:p>wo tlp</text:p>
          </table:table-cell>
        </table:table-row>
        <table:table-row table:style-name="ro1">
          <table:table-cell table:formula="of:=POWER(2;-4)" office:value-type="float" office:value="0.0625" calcext:value-type="float">
            <text:p>0,0625</text:p>
          </table:table-cell>
          <table:table-cell table:formula="of:=[.$B$6]*[.A11]*4" office:value-type="float" office:value="2.27952880859375" calcext:value-type="float">
            <text:p>2,27952880859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-3)" office:value-type="float" office:value="0.125" calcext:value-type="float">
            <text:p>0,125</text:p>
          </table:table-cell>
          <table:table-cell table:formula="of:=[.$B$6]*[.A12]*4" office:value-type="float" office:value="4.5590576171875" calcext:value-type="float">
            <text:p>4,5590576171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-2)" office:value-type="float" office:value="0.25" calcext:value-type="float">
            <text:p>0,25</text:p>
          </table:table-cell>
          <table:table-cell table:formula="of:=[.$B$6]*[.A13]*4" office:value-type="float" office:value="9.118115234375" calcext:value-type="float">
            <text:p>9,118115234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-1)" office:value-type="float" office:value="0.5" calcext:value-type="float">
            <text:p>0,5</text:p>
          </table:table-cell>
          <table:table-cell table:formula="of:=[.$B$6]*[.A14]*4" office:value-type="float" office:value="18.23623046875" calcext:value-type="float">
            <text:p>18,23623046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0)" office:value-type="float" office:value="1" calcext:value-type="float">
            <text:p>1</text:p>
          </table:table-cell>
          <table:table-cell table:formula="of:=[.$B$6]*[.A15]*4" office:value-type="float" office:value="36.4724609375" calcext:value-type="float">
            <text:p>36,4724609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1)" office:value-type="float" office:value="2" calcext:value-type="float">
            <text:p>2</text:p>
          </table:table-cell>
          <table:table-cell table:formula="of:=[.$B$6]*[.A16]*4" office:value-type="float" office:value="72.944921875" calcext:value-type="float">
            <text:p>72,944921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2)" office:value-type="float" office:value="4" calcext:value-type="float">
            <text:p>4</text:p>
          </table:table-cell>
          <table:table-cell table:formula="of:=[.$B$6]*[.A17]*4" office:value-type="float" office:value="145.88984375" calcext:value-type="float">
            <text:p>145,88984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3)" office:value-type="float" office:value="8" calcext:value-type="float">
            <text:p>8</text:p>
          </table:table-cell>
          <table:table-cell table:formula="of:=[.$B$6]*[.A18]*4" office:value-type="float" office:value="291.7796875" calcext:value-type="float">
            <text:p>291,7796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4)" office:value-type="float" office:value="16" calcext:value-type="float">
            <text:p>16</text:p>
          </table:table-cell>
          <table:table-cell table:formula="of:=[.$B$6]*[.A19]*4" office:value-type="float" office:value="583.559375" calcext:value-type="float">
            <text:p>583,559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5)" office:value-type="float" office:value="32" calcext:value-type="float">
            <text:p>32</text:p>
          </table:table-cell>
          <table:table-cell table:formula="of:=[.$B$6]*[.A20]*4" office:value-type="float" office:value="1167.11875" calcext:value-type="float">
            <text:p>1167,11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6)" office:value-type="float" office:value="64" calcext:value-type="float">
            <text:p>64</text:p>
          </table:table-cell>
          <table:table-cell table:formula="of:=[.$B$6]*[.A21]*4" office:value-type="float" office:value="2334.2375" calcext:value-type="float">
            <text:p>2334,2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7)" office:value-type="float" office:value="128" calcext:value-type="float">
            <text:p>128</text:p>
          </table:table-cell>
          <table:table-cell table:formula="of:=[.$B$6]*[.A22]*4" office:value-type="float" office:value="4668.475" calcext:value-type="float">
            <text:p>4668,4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8)" office:value-type="float" office:value="256" calcext:value-type="float">
            <text:p>256</text:p>
          </table:table-cell>
          <table:table-cell table:formula="of:=[.$B$6]*[.A23]*4" office:value-type="float" office:value="9336.95" calcext:value-type="float">
            <text:p>9336,9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9)" office:value-type="float" office:value="512" calcext:value-type="float">
            <text:p>512</text:p>
          </table:table-cell>
          <table:table-cell table:formula="of:=[.$B$6]*[.A24]*4" office:value-type="float" office:value="18673.9" calcext:value-type="float">
            <text:p>18673,9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#PROCS</text:p>
          </table:table-cell>
          <table:table-cell table:style-name="ce1" office:value-type="string" calcext:value-type="string">
            <text:p>#CORES</text:p>
          </table:table-cell>
          <table:table-cell table:style-name="ce1" office:value-type="string" calcext:value-type="string">
            <text:p>#CLOCKFREQ</text:p>
          </table:table-cell>
          <table:table-cell table:style-name="ce1" office:value-type="string" calcext:value-type="string">
            <text:p>SIMD</text:p>
          </table:table-cell>
          <table:table-cell table:style-name="ce1" office:value-type="string" calcext:value-type="string">
            <text:p>FMA</text:p>
          </table:table-cell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.4" calcext:value-type="float">
            <text:p>2,4</text:p>
          </table:table-cell>
          <table:table-cell table:formula="of:=256/3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formula="of:=[.A28]*[.B28]*[.C28]*[.D28]*[.E28]" office:value-type="float" office:value="921.6" calcext:value-type="float">
            <text:p>921,6</text:p>
          </table:table-cell>
          <table:table-cell office:value-type="string" calcext:value-type="string">
            <text:p>peak p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formula="of:=[.A28]*[.B28]*[.C28]*[.D28]" office:value-type="float" office:value="460.8" calcext:value-type="float">
            <text:p>460,8</text:p>
          </table:table-cell>
          <table:table-cell office:value-type="string" calcext:value-type="string">
            <text:p>wo fma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formula="of:=[.A28]*[.B28]*[.C28]" office:value-type="float" office:value="57.6" calcext:value-type="float">
            <text:p>57,6</text:p>
          </table:table-cell>
          <table:table-cell office:value-type="string" calcext:value-type="string">
            <text:p>wo simd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formula="of:=[.F30]/7" office:value-type="float" office:value="8.22857142857143" calcext:value-type="float">
            <text:p>8,22857142857143</text:p>
          </table:table-cell>
          <table:table-cell office:value-type="string" calcext:value-type="string">
            <text:p>wo ilp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formula="of:=[.A28]*[.C28]" office:value-type="float" office:value="4.8" calcext:value-type="float">
            <text:p>4,8</text:p>
          </table:table-cell>
          <table:table-cell office:value-type="string" calcext:value-type="string">
            <text:p>wo tl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-00-0000</text:date>, <text:time style:data-style-name="N2" text:time-value="08:09:44.337641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04:27:02.553064456</meta:creation-date>
    <dc:date>2020-01-13T08:18:11.623209879</dc:date>
    <meta:editing-duration>PT16H36M59S</meta:editing-duration>
    <meta:editing-cycles>7</meta:editing-cycles>
    <meta:generator>LibreOffice/6.0.7.3$Linux_X86_64 LibreOffice_project/00m0$Build-3</meta:generator>
    <meta:document-statistic meta:table-count="1" meta:cell-count="1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2">
      <style:chart-properties chart:display-label="true" chart:logarithmic="true" chart:minimum="0.0625" chart:maximum="1024" chart:origin="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2">
      <style:chart-properties chart:display-label="true" chart:logarithmic="true" chart:minimum="1" chart:origin="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97cm" svg:height="10.658cm" xlink:href=".." xlink:type="simple" chart:class="chart:scatter" chart:style-name="ch1">
        <chart:title svg:x="8.496cm" svg:y="0.349cm" chart:style-name="ch2">
          <text:p>Roofline Model</text:p>
        </chart:title>
        <chart:plot-area chart:style-name="ch3" table:cell-range-address="Sheet1.A19:Sheet1.A24 Sheet1.B10:Sheet1.D10 Sheet1.C19:Sheet1.C24 Sheet1.E10:Sheet1.G10 Sheet1.F13:Sheet1.F24 Sheet1.G12:Sheet1.G24 Sheet1.E15:Sheet1.E24 Sheet1.D18:Sheet1.D24 Sheet1.B11:Sheet1.B20" chart:data-source-has-labels="row" svg:x="1.556cm" svg:y="1.341cm" svg:width="18.14cm" svg:height="7.979cm">
          <chartooo:coordinate-region svg:x="3.024cm" svg:y="1.541cm" svg:width="16.672cm" svg:height="7.132cm"/>
          <chart:axis chart:dimension="x" chart:name="primary-x" chart:style-name="ch4">
            <chart:title svg:x="9.491cm" svg:y="9.533cm" chart:style-name="ch5">
              <text:p>Flops/byte</text:p>
            </chart:title>
          </chart:axis>
          <chart:axis chart:dimension="y" chart:name="primary-y" chart:style-name="ch6">
            <chart:title svg:x="0.451cm" svg:y="6.134cm" chart:style-name="ch7">
              <text:p>GFlops</text:p>
            </chart:title>
            <chart:grid chart:style-name="ch8" chart:class="major"/>
          </chart:axis>
          <chart:series chart:style-name="ch9" chart:values-cell-range-address="Sheet1.C19:Sheet1.C24" chart:label-cell-address="Sheet1.C10:Sheet1.C10" chart:class="chart:scatter">
            <chart:domain table:cell-range-address="Sheet1.A19:Sheet1.A24"/>
            <chart:data-point chart:repeated="6"/>
          </chart:series>
          <chart:series chart:style-name="ch10" chart:values-cell-range-address="Sheet1.F13:Sheet1.F24" chart:label-cell-address="Sheet1.F10:Sheet1.F10" chart:class="chart:scatter">
            <chart:domain table:cell-range-address="Sheet1.A13:Sheet1.A24"/>
            <chart:data-point chart:repeated="12"/>
          </chart:series>
          <chart:series chart:style-name="ch11" chart:values-cell-range-address="Sheet1.G12:Sheet1.G24" chart:label-cell-address="Sheet1.G10:Sheet1.G10" chart:class="chart:scatter">
            <chart:domain table:cell-range-address="Sheet1.A12:Sheet1.A24"/>
            <chart:data-point chart:repeated="13"/>
          </chart:series>
          <chart:series chart:style-name="ch12" chart:values-cell-range-address="Sheet1.E15:Sheet1.E24" chart:label-cell-address="Sheet1.E10:Sheet1.E10" chart:class="chart:scatter">
            <chart:domain table:cell-range-address="Sheet1.A15:Sheet1.A24"/>
            <chart:data-point chart:repeated="10"/>
          </chart:series>
          <chart:series chart:style-name="ch13" chart:values-cell-range-address="Sheet1.D18:Sheet1.D24" chart:label-cell-address="Sheet1.D10:Sheet1.D10" chart:class="chart:scatter">
            <chart:domain table:cell-range-address="Sheet1.A18:Sheet1.A24"/>
            <chart:data-point chart:repeated="7"/>
          </chart:series>
          <chart:series chart:style-name="ch9" chart:values-cell-range-address="Sheet1.B11:Sheet1.B20" chart:label-cell-address="Sheet1.B10:Sheet1.B10" chart:class="chart:scatter">
            <chart:domain table:cell-range-address="Sheet1.A11:Sheet1.A20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FP Perf</text:p>
                <draw:g>
                  <svg:desc>Sheet1.C10:Sheet1.C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o ilp</text:p>
                <draw:g>
                  <svg:desc>Sheet1.F10:Sheet1.F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o tlp</text:p>
                <draw:g>
                  <svg:desc>Sheet1.G10:Sheet1.G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o simd</text:p>
                <draw:g>
                  <svg:desc>Sheet1.E10:Sheet1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o fma</text:p>
                <draw:g>
                  <svg:desc>Sheet1.D10:Sheet1.D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ETA * I</text:p>
                <draw:g>
                  <svg:desc>Sheet1.B10:Sheet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19:Sheet1.A24</svg:desc>
                </draw:g>
              </table:table-cell>
              <table:table-cell office:value-type="float" office:value="921.6">
                <text:p>921.6</text:p>
                <draw:g>
                  <svg:desc>Sheet1.C19:Sheet1.C24</svg:desc>
                </draw:g>
              </table:table-cell>
              <table:table-cell office:value-type="float" office:value="0.25">
                <text:p>0.25</text:p>
                <draw:g>
                  <svg:desc>Sheet1.A13:Sheet1.A24</svg:desc>
                </draw:g>
              </table:table-cell>
              <table:table-cell office:value-type="float" office:value="8.22857142857143">
                <text:p>8.22857142857143</text:p>
                <draw:g>
                  <svg:desc>Sheet1.F13:Sheet1.F24</svg:desc>
                </draw:g>
              </table:table-cell>
              <table:table-cell office:value-type="float" office:value="0.125">
                <text:p>0.125</text:p>
                <draw:g>
                  <svg:desc>Sheet1.A12:Sheet1.A24</svg:desc>
                </draw:g>
              </table:table-cell>
              <table:table-cell office:value-type="float" office:value="4.8">
                <text:p>4.8</text:p>
                <draw:g>
                  <svg:desc>Sheet1.G12:Sheet1.G24</svg:desc>
                </draw:g>
              </table:table-cell>
              <table:table-cell office:value-type="float" office:value="1">
                <text:p>1</text:p>
                <draw:g>
                  <svg:desc>Sheet1.A15:Sheet1.A24</svg:desc>
                </draw:g>
              </table:table-cell>
              <table:table-cell office:value-type="float" office:value="57.6">
                <text:p>57.6</text:p>
                <draw:g>
                  <svg:desc>Sheet1.E15:Sheet1.E24</svg:desc>
                </draw:g>
              </table:table-cell>
              <table:table-cell office:value-type="float" office:value="8">
                <text:p>8</text:p>
                <draw:g>
                  <svg:desc>Sheet1.A18:Sheet1.A24</svg:desc>
                </draw:g>
              </table:table-cell>
              <table:table-cell office:value-type="float" office:value="460.8">
                <text:p>460.8</text:p>
                <draw:g>
                  <svg:desc>Sheet1.D18:Sheet1.D24</svg:desc>
                </draw:g>
              </table:table-cell>
              <table:table-cell office:value-type="float" office:value="0.0625">
                <text:p>0.0625</text:p>
                <draw:g>
                  <svg:desc>Sheet1.A11:Sheet1.A20</svg:desc>
                </draw:g>
              </table:table-cell>
              <table:table-cell office:value-type="float" office:value="2.27952880859375">
                <text:p>2.27952880859375</text:p>
                <draw:g>
                  <svg:desc>Sheet1.B11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921.6">
                <text:p>921.6</text:p>
              </table:table-cell>
              <table:table-cell office:value-type="float" office:value="0.5">
                <text:p>0.5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0.25">
                <text:p>0.25</text:p>
              </table:table-cell>
              <table:table-cell office:value-type="float" office:value="4.8">
                <text:p>4.8</text:p>
              </table:table-cell>
              <table:table-cell office:value-type="float" office:value="2">
                <text:p>2</text:p>
              </table:table-cell>
              <table:table-cell office:value-type="float" office:value="57.6">
                <text:p>57.6</text:p>
              </table:table-cell>
              <table:table-cell office:value-type="float" office:value="16">
                <text:p>16</text:p>
              </table:table-cell>
              <table:table-cell office:value-type="float" office:value="460.8">
                <text:p>460.8</text:p>
              </table:table-cell>
              <table:table-cell office:value-type="float" office:value="0.125">
                <text:p>0.125</text:p>
              </table:table-cell>
              <table:table-cell office:value-type="float" office:value="4.5590576171875">
                <text:p>4.559057617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921.6">
                <text:p>921.6</text:p>
              </table:table-cell>
              <table:table-cell office:value-type="float" office:value="1">
                <text:p>1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0.5">
                <text:p>0.5</text:p>
              </table:table-cell>
              <table:table-cell office:value-type="float" office:value="4.8">
                <text:p>4.8</text:p>
              </table:table-cell>
              <table:table-cell office:value-type="float" office:value="4">
                <text:p>4</text:p>
              </table:table-cell>
              <table:table-cell office:value-type="float" office:value="57.6">
                <text:p>57.6</text:p>
              </table:table-cell>
              <table:table-cell office:value-type="float" office:value="32">
                <text:p>32</text:p>
              </table:table-cell>
              <table:table-cell office:value-type="float" office:value="460.8">
                <text:p>460.8</text:p>
              </table:table-cell>
              <table:table-cell office:value-type="float" office:value="0.25">
                <text:p>0.25</text:p>
              </table:table-cell>
              <table:table-cell office:value-type="float" office:value="9.118115234375">
                <text:p>9.11811523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921.6">
                <text:p>921.6</text:p>
              </table:table-cell>
              <table:table-cell office:value-type="float" office:value="2">
                <text:p>2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1">
                <text:p>1</text:p>
              </table:table-cell>
              <table:table-cell office:value-type="float" office:value="4.8">
                <text:p>4.8</text:p>
              </table:table-cell>
              <table:table-cell office:value-type="float" office:value="8">
                <text:p>8</text:p>
              </table:table-cell>
              <table:table-cell office:value-type="float" office:value="57.6">
                <text:p>57.6</text:p>
              </table:table-cell>
              <table:table-cell office:value-type="float" office:value="64">
                <text:p>64</text:p>
              </table:table-cell>
              <table:table-cell office:value-type="float" office:value="460.8">
                <text:p>460.8</text:p>
              </table:table-cell>
              <table:table-cell office:value-type="float" office:value="0.5">
                <text:p>0.5</text:p>
              </table:table-cell>
              <table:table-cell office:value-type="float" office:value="18.23623046875">
                <text:p>18.2362304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921.6">
                <text:p>921.6</text:p>
              </table:table-cell>
              <table:table-cell office:value-type="float" office:value="4">
                <text:p>4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2">
                <text:p>2</text:p>
              </table:table-cell>
              <table:table-cell office:value-type="float" office:value="4.8">
                <text:p>4.8</text:p>
              </table:table-cell>
              <table:table-cell office:value-type="float" office:value="16">
                <text:p>16</text:p>
              </table:table-cell>
              <table:table-cell office:value-type="float" office:value="57.6">
                <text:p>57.6</text:p>
              </table:table-cell>
              <table:table-cell office:value-type="float" office:value="128">
                <text:p>128</text:p>
              </table:table-cell>
              <table:table-cell office:value-type="float" office:value="460.8">
                <text:p>460.8</text:p>
              </table:table-cell>
              <table:table-cell office:value-type="float" office:value="1">
                <text:p>1</text:p>
              </table:table-cell>
              <table:table-cell office:value-type="float" office:value="36.4724609375">
                <text:p>36.47246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921.6">
                <text:p>921.6</text:p>
              </table:table-cell>
              <table:table-cell office:value-type="float" office:value="8">
                <text:p>8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4">
                <text:p>4</text:p>
              </table:table-cell>
              <table:table-cell office:value-type="float" office:value="4.8">
                <text:p>4.8</text:p>
              </table:table-cell>
              <table:table-cell office:value-type="float" office:value="32">
                <text:p>32</text:p>
              </table:table-cell>
              <table:table-cell office:value-type="float" office:value="57.6">
                <text:p>57.6</text:p>
              </table:table-cell>
              <table:table-cell office:value-type="float" office:value="256">
                <text:p>256</text:p>
              </table:table-cell>
              <table:table-cell office:value-type="float" office:value="460.8">
                <text:p>460.8</text:p>
              </table:table-cell>
              <table:table-cell office:value-type="float" office:value="2">
                <text:p>2</text:p>
              </table:table-cell>
              <table:table-cell office:value-type="float" office:value="72.944921875">
                <text:p>72.944921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8">
                <text:p>8</text:p>
              </table:table-cell>
              <table:table-cell office:value-type="float" office:value="4.8">
                <text:p>4.8</text:p>
              </table:table-cell>
              <table:table-cell office:value-type="float" office:value="64">
                <text:p>64</text:p>
              </table:table-cell>
              <table:table-cell office:value-type="float" office:value="57.6">
                <text:p>57.6</text:p>
              </table:table-cell>
              <table:table-cell office:value-type="float" office:value="512">
                <text:p>512</text:p>
              </table:table-cell>
              <table:table-cell office:value-type="float" office:value="460.8">
                <text:p>460.8</text:p>
              </table:table-cell>
              <table:table-cell office:value-type="float" office:value="4">
                <text:p>4</text:p>
              </table:table-cell>
              <table:table-cell office:value-type="float" office:value="145.88984375">
                <text:p>145.88984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16">
                <text:p>16</text:p>
              </table:table-cell>
              <table:table-cell office:value-type="float" office:value="4.8">
                <text:p>4.8</text:p>
              </table:table-cell>
              <table:table-cell office:value-type="float" office:value="128">
                <text:p>128</text:p>
              </table:table-cell>
              <table:table-cell office:value-type="float" office:value="57.6">
                <text:p>5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91.7796875">
                <text:p>291.7796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32">
                <text:p>32</text:p>
              </table:table-cell>
              <table:table-cell office:value-type="float" office:value="4.8">
                <text:p>4.8</text:p>
              </table:table-cell>
              <table:table-cell office:value-type="float" office:value="256">
                <text:p>256</text:p>
              </table:table-cell>
              <table:table-cell office:value-type="float" office:value="57.6">
                <text:p>5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583.559375">
                <text:p>583.559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64">
                <text:p>64</text:p>
              </table:table-cell>
              <table:table-cell office:value-type="float" office:value="4.8">
                <text:p>4.8</text:p>
              </table:table-cell>
              <table:table-cell office:value-type="float" office:value="512">
                <text:p>512</text:p>
              </table:table-cell>
              <table:table-cell office:value-type="float" office:value="57.6">
                <text:p>5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167.11875">
                <text:p>1167.11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128">
                <text:p>128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256">
                <text:p>256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